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3000002B494E21DA4EAE11EF0.png" manifest:media-type="image/png"/>
  <manifest:file-entry manifest:full-path="Pictures/10000001000004D1000002B00FAC824C81D493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bc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2638in" svg:y="0.0665in" svg:width="6.4354in" svg:height="3.6055in" draw:z-index="0"><draw:image xlink:href="Pictures/10000001000004D3000002B494E21DA4EAE11EF0.png" xlink:type="simple" xlink:show="embed" xlink:actuate="onLoad" draw:mime-type="image/png"/></draw:frame><text:s text:c="100"/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192"/></text:p>
      <text:p text:style-name="P1"><text:s text:c="26"/></text:p>
      <text:p text:style-name="P1"><text:s text:c="52"/></text:p>
      <text:p text:style-name="P1"/>
      <text:p text:style-name="P1"/>
      <text:p text:style-name="P1"/>
      <text:p text:style-name="P1"/>
      <text:p text:style-name="P1"><text:s text:c="6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<draw:frame draw:style-name="fr1" draw:name="Image2" text:anchor-type="char" svg:width="6.9252in" svg:height="3.8638in" draw:z-index="1"><draw:image xlink:href="Pictures/10000001000004D1000002B00FAC824C81D493A0.png" xlink:type="simple" xlink:show="embed" xlink:actuate="onLoad" draw:mime-type="image/png"/></draw:frame><text:s text:c="195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8T13:41:57.081000000</meta:creation-date>
    <meta:editing-duration>PT29M29S</meta:editing-duration>
    <meta:editing-cycles>2</meta:editing-cycles>
    <meta:generator>LibreOffice/7.3.4.2$Windows_X86_64 LibreOffice_project/728fec16bd5f605073805c3c9e7c4212a0120dc5</meta:generator>
    <dc:date>2023-04-28T14:21:17.724000000</dc:date>
    <meta:document-statistic meta:table-count="0" meta:image-count="2" meta:object-count="0" meta:page-count="2" meta:paragraph-count="6" meta:word-count="0" meta:character-count="628" meta:non-whitespace-character-count="0"/>
  </office:meta>
</office:document-meta>
</file>